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2pt" fo:font-weight="bold" officeooo:paragraph-rsid="0007a02a" style:font-size-asian="12pt" style:font-weight-asian="bold" style:font-size-complex="12pt" style:font-weight-complex="bold"/>
    </style:style>
    <style:style style:name="P2" style:family="paragraph" style:parent-style-name="Standard">
      <style:text-properties style:font-name="Arial" fo:font-size="12pt" fo:font-weight="bold" officeooo:rsid="0007a02a" officeooo:paragraph-rsid="0007a02a" style:font-size-asian="12pt" style:font-weight-asian="bold" style:font-size-complex="12pt" style:font-weight-complex="bold"/>
    </style:style>
    <style:style style:name="P3" style:family="paragraph" style:parent-style-name="Standard">
      <style:text-properties style:font-name="Arial" fo:font-size="12pt" fo:font-weight="normal" officeooo:paragraph-rsid="0007a02a" style:font-size-asian="12pt" style:font-weight-asian="normal" style:font-size-complex="12pt" style:font-weight-complex="normal"/>
    </style:style>
    <style:style style:name="P4" style:family="paragraph" style:parent-style-name="Standard">
      <style:text-properties style:font-name="Arial" fo:font-size="12pt" fo:font-weight="normal" officeooo:rsid="0007a02a" officeooo:paragraph-rsid="0007a02a" style:font-size-asian="12pt" style:font-weight-asian="normal" style:font-size-complex="12pt" style:font-weight-complex="normal"/>
    </style:style>
    <style:style style:name="P5" style:family="paragraph" style:parent-style-name="Standard" style:list-style-name="L3">
      <style:text-properties style:font-name="Arial" fo:font-size="12pt" fo:font-weight="normal" officeooo:paragraph-rsid="0007a02a" style:font-size-asian="12pt" style:font-weight-asian="normal" style:font-size-complex="12pt" style:font-weight-complex="normal"/>
    </style:style>
    <style:style style:name="P6" style:family="paragraph" style:parent-style-name="Standard" style:list-style-name="L4">
      <style:text-properties style:font-name="Arial" fo:font-size="12pt" fo:font-weight="normal" officeooo:paragraph-rsid="0007a02a" style:font-size-asian="12pt" style:font-weight-asian="normal" style:font-size-complex="12pt" style:font-weight-complex="normal"/>
    </style:style>
    <style:style style:name="P7" style:family="paragraph" style:parent-style-name="Standard" style:list-style-name="L5">
      <style:text-properties style:font-name="Arial" fo:font-size="12pt" fo:font-weight="normal" officeooo:paragraph-rsid="0007a02a" style:font-size-asian="12pt" style:font-weight-asian="normal" style:font-size-complex="12pt" style:font-weight-complex="normal"/>
    </style:style>
    <style:style style:name="P8" style:family="paragraph" style:parent-style-name="Standard" style:list-style-name="L6">
      <style:text-properties style:font-name="Arial" fo:font-size="12pt" fo:font-weight="normal" officeooo:paragraph-rsid="0007a02a" style:font-size-asian="12pt" style:font-weight-asian="normal" style:font-size-complex="12pt" style:font-weight-complex="normal"/>
    </style:style>
    <style:style style:name="P9" style:family="paragraph" style:parent-style-name="Standard">
      <style:text-properties fo:font-variant="normal" fo:text-transform="none" fo:color="#24292e" style:font-name="Arial" fo:font-size="12pt" fo:letter-spacing="normal" fo:font-style="normal" fo:font-weight="normal" officeooo:paragraph-rsid="0007a02a" style:font-size-asian="12pt" style:font-weight-asian="bold" style:font-size-complex="12pt" style:font-weight-complex="bold"/>
    </style:style>
    <style:style style:name="T1" style:family="text">
      <style:text-properties officeooo:rsid="0007a02a"/>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ítulo del dataset. Poned un título que sea descriptivo.</text:p>
      <text:p text:style-name="P1"/>
      <text:p text:style-name="P3">GambleSpotter</text:p>
      <text:p text:style-name="P1"/>
      <text:p text:style-name="P1">2. Subtítulo del dataset. Agregad una descripción ágil de vuestro conjunto de datos por vuestro subtítulo.</text:p>
      <text:p text:style-name="P1"/>
      <text:p text:style-name="P3">Dataset para el análisis de mesas de poker en vivo</text:p>
      <text:p text:style-name="P1"/>
      <text:p text:style-name="P1">3. Imagen. Agregad una imagen que identifique vuestro dataset visualmente</text:p>
      <text:p text:style-name="P1"/>
      <text:p text:style-name="P4">Añadida en GitHub</text:p>
      <text:p text:style-name="P1"/>
      <text:p text:style-name="P1">4. Contexto. ¿Cuál es la materia del conjunto de datos?</text:p>
      <text:p text:style-name="P1"/>
      <text:p text:style-name="P3">La ciudad de Viena se está convirtiendo en un referente del poker europeo debido al gran trabajo del grupo de casinos CCC, que han decidido crear casinos especializados en poker, segregándolos de otros juegos de casino. Así, la ciudad de Viena dispone de tres casinos exclusivamente dedicados al poker:</text:p>
      <text:p text:style-name="P3"/>
      <text:list xml:id="list857072867" text:style-name="L3">
        <text:list-item>
          <text:p text:style-name="P5">Montesino</text:p>
        </text:list-item>
        <text:list-item>
          <text:p text:style-name="P5">Simmering</text:p>
        </text:list-item>
        <text:list-item>
          <text:p text:style-name="P5">Lugner City</text:p>
        </text:list-item>
      </text:list>
      <text:p text:style-name="P3"/>
      <text:p text:style-name="P3">Además y en vista del éxito, CCC ha decidido seguir este modelo en las ciudades de:</text:p>
      <text:p text:style-name="P3"/>
      <text:list xml:id="list847848060" text:style-name="L4">
        <text:list-item>
          <text:p text:style-name="P6">Insbruk</text:p>
        </text:list-item>
        <text:list-item>
          <text:p text:style-name="P6">Bregenz</text:p>
        </text:list-item>
        <text:list-item>
          <text:p text:style-name="P6">Salzburgo</text:p>
        </text:list-item>
        <text:list-item>
          <text:p text:style-name="P6">Klagenfurt</text:p>
        </text:list-item>
        <text:list-item>
          <text:p text:style-name="P6">Kufstein</text:p>
        </text:list-item>
        <text:list-item>
          <text:p text:style-name="P6">Gmunden</text:p>
        </text:list-item>
        <text:list-item>
          <text:p text:style-name="P6">Linz</text:p>
        </text:list-item>
        <text:list-item>
          <text:p text:style-name="P6">Reutte</text:p>
        </text:list-item>
      </text:list>
      <text:p text:style-name="P1"/>
      <text:p text:style-name="P1">5. Contenido. ¿Qué campos incluye? ¿Cuál es el periodo de tiempo de los datos y cómo se ha recogido?</text:p>
      <text:p text:style-name="P1"/>
      <text:p text:style-name="P9"><text:span text:style-name="T1">El </text:span>DataSet <text:span text:style-name="T1">contiene </text:span>62111 observaciones entre jueves 8 de Noviembre de 2018 y el domingo 12 de Noviembre de 2018 a las 23:09 (horas local de cada casino<text:span text:style-name="T1">).</text:span></text:p>
      <text:p text:style-name="P1"/>
      <text:p text:style-name="P3">El DataSet contiene las siguientes columnas:</text:p>
      <text:p text:style-name="P3"/>
      <text:list xml:id="list3650315378" text:style-name="L5">
        <text:list-item>
          <text:p text:style-name="P7">Timestamp: Momento en el que la observación fue realizada en formato YYYY-MM-DD HH24:MM:SS</text:p>
        </text:list-item>
        <text:list-item>
          <text:p text:style-name="P7">TimeZone: Huso horario en el que la observación fue realizada (debido al posible cambio de este durante las observaciones).</text:p>
        </text:list-item>
        <text:list-item>
          <text:p text:style-name="P7">Grupo: Grupo al que pertenece el casino observado.</text:p>
        </text:list-item>
        <text:list-item>
          <text:p text:style-name="P7">Casino: Casino al que pertenece el casino observado</text:p>
        </text:list-item>
        <text:list-item>
          <text:p text:style-name="P7">Juego: Modalidad de juego observada. Se han observado las típicas modalidades "No Limit Hold'em" y "Pot-Limit Omaha", pero también se han observado "2-7 Triple Draw Stud", "Dealer's choice" y "Seven Card Stud".</text:p>
        </text:list-item>
        <text:list-item>
          <text:p text:style-name="P7"><text:soft-page-break/>Descripción: En ocasiones los casinos introducen variaciones dentro de una misma modalidad. Gracias a este campo podemos observar partidas de "No Limit Hold'em" jugadas con baraja corta ("Short Deck 6+"), horarios o limitaciones de entrada.</text:p>
        </text:list-item>
        <text:list-item>
          <text:p text:style-name="P7">Ciegas: Tipo de ciegas empleadas en cada observación.</text:p>
        </text:list-item>
        <text:list-item>
          <text:p text:style-name="P7">Mesas: Número de mesas abiertas de cada tipo. En ocasiones se han llegado a observar 5 mesas con la misma modalidad jugada.</text:p>
        </text:list-item>
      </text:list>
      <text:p text:style-name="P3"/>
      <text:p text:style-name="P4">Los datos se han recogido usando el programa “casinowebscrapping.r”.</text:p>
      <text:p text:style-name="P1"/>
      <text:p text:style-name="P1">6. Agradecimientos. ¿Quién es propietario del conjunto de datos? Incluid citas de investigación o análisis anteriores.</text:p>
      <text:p text:style-name="P1"/>
      <text:p text:style-name="P3">El propietario de estos datos es:</text:p>
      <text:p text:style-name="P3"/>
      <text:p text:style-name="P3">Montesino Entertainment Group GmbH Europaring F16/103 2345 Brunn am Gebirge.</text:p>
      <text:p text:style-name="P3"/>
      <text:p text:style-name="P3"><text:span text:style-name="T1">No se conocen estudios anteriores en la materia.</text:span></text:p>
      <text:p text:style-name="P2"/>
      <text:p text:style-name="P1">7. Inspiración. ¿Por qué es interesante este conjunto de datos? ¿Qué preguntas le gustaría responder la comunidad?</text:p>
      <text:p text:style-name="P1"/>
      <text:p text:style-name="P3">Para el jugador profesional conocer de antemanos las posibilidades de cada casino supone una ventaja en varios aspectos:</text:p>
      <text:p text:style-name="P3"/>
      <text:list xml:id="list3824686835" text:style-name="L6">
        <text:list-item>
          <text:p text:style-name="P8">Para aquéllos profesionales que hayan estudiados variantes no habituales ("Seven Card Stud", "2-7 Triple Draw", "Short Deck" ...) es interesante saber dónde se pueden jugar. Es posible que en Europa no haya más de 3 o 4 casinos que ofrezcan estas modalidades.</text:p>
        </text:list-item>
        <text:list-item>
          <text:p text:style-name="P8">Para aquéllos jugadores profesionales interesados en niveles altos es interesante saber dónde se forman estas mesas y <text:span text:style-name="T1">cual</text:span> suele ser su duración.</text:p>
        </text:list-item>
      </text:list>
      <text:p text:style-name="P3"/>
      <text:p text:style-name="P3">Parece <text:span text:style-name="T1">difícil</text:span> predecir para un jugador foráneo la ocupación de mesas o la variante de juego en cada casino para acertar en su elección, por lo que este DataSet puede ser usado con técnicas de minería de datos para tener un conocimiento mejor. Además, el código incluido puede ser usado para generar más observaciones y extender el DataSet.</text:p>
      <text:p text:style-name="P1"/>
      <text:p text:style-name="P1">8. Licencia. Seleccionad una de estas licencias y decid porqué la habéis seleccionado:</text:p>
      <text:p text:style-name="P1"/>
      <text:p text:style-name="P4">Se selecciona la licencia MIT por ser la más simple y por no acarrear ninguna responsabilidad sobre el programa y/o los datos.</text:p>
      <text:p text:style-name="P4"/>
      <text:p text:style-name="P2">9. Código: Hay que adjuntar el código con el que habéis generado el dataset,</text:p>
      <text:p text:style-name="P2">preferiblemente con R o Python, que os ha ayudado a generar el dataset</text:p>
      <text:p text:style-name="P2"/>
      <text:p text:style-name="P4">Disponible en GitHub</text:p>
      <text:p text:style-name="P2"/>
      <text:p text:style-name="P2">10. Dataset: Dataset en formato CSV</text:p>
      <text:p text:style-name="P2"/>
      <text:p text:style-name="P4">Disponible en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8:36:16.823365667</meta:creation-date>
    <dc:date>2018-11-12T18:44:45.056260424</dc:date>
    <meta:editing-duration>PT8M29S</meta:editing-duration>
    <meta:editing-cycles>1</meta:editing-cycles>
    <meta:document-statistic meta:table-count="0" meta:image-count="0" meta:object-count="0" meta:page-count="2" meta:paragraph-count="48" meta:word-count="636" meta:character-count="3866" meta:non-whitespace-character-count="3299"/>
    <meta:generator>LibreOffice/6.0.6.2$Linux_X86_64 LibreOffice_project/00m0$Build-2</meta:generator>
  </office:meta>
</office:document-meta>
</file>